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076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3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2"/>
          <table:covered-table-cell table:style-name="ce19"/>
          <table:covered-table-cell table:number-columns-repeated="3" table:style-name="ce26"/>
          <table:covered-table-cell table:number-columns-repeated="2" table:style-name="ce31"/>
          <table:covered-table-cell table:style-name="ce2"/>
          <table:table-cell table:style-name="ce31" table:number-columns-repeated="1010"/>
          <table:table-cell table:number-columns-repeated="5"/>
        </table:table-row>
        <table:table-row table:style-name="ro2">
          <table:table-cell table:style-name="ce2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19"/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3">
          <table:table-cell table:style-name="ce2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7"/>
          <table:table-cell table:style-name="ce19"/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5">
          <table:table-cell table:style-name="ce2" table:number-columns-repeated="2"/>
          <table:table-cell table:style-name="ce19"/>
          <table:table-cell table:style-name="ce26" table:number-columns-repeated="3"/>
          <table:table-cell table:style-name="ce31"/>
          <table:table-cell table:style-name="ce3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20" office:value-type="string" calcext:value-type="string">
            <text:p>Default</text:p>
          </table:table-cell>
          <table:table-cell table:style-name="ce28" office:value-type="string" calcext:value-type="string" table:number-columns-spanned="2" table:number-rows-spanned="1">
            <text:p>Gültiger Wertebereich</text:p>
          </table:table-cell>
          <table:covered-table-cell table:style-name="ce20"/>
          <table:table-cell table:style-name="ce20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20" office:value-type="string" calcext:value-type="string">
            <text:p>min.</text:p>
          </table:table-cell>
          <table:table-cell table:style-name="ce20" office:value-type="string" calcext:value-type="string">
            <text:p>max.</text:p>
          </table:table-cell>
          <table:table-cell table:style-name="ce30" table:formula="of:=SUM([.F10:.F204])" office:value-type="float" office:value="31" calcext:value-type="float">
            <text:p>31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LightSceneID</text:p>
          </table:table-cell>
          <table:table-cell table:style-name="ce18"/>
          <table:table-cell table:style-name="ce7" office:value-type="string" calcext:value-type="string">
            <text:p>(uint32_t)Light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Light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 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4]+[.F14]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6]+[.F16]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9]+[.F19]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1]+[.F21]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 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2]+[.F22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3]+[.F23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 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4]+[.F24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5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21:Parameter.F127 Parameter.F11:Parameter.H11 Parameter.G12:Parameter.H127 Parameter.C37:Parameter.E127 Parameter.D22:Parameter.D36 Parameter.C26:Parameter.C36 Parameter.D10:Parameter.D11 Parameter.C24:Parameter.C24 Parameter.E26:Parameter.E36 Parameter.C22:Parameter.C22 Parameter.F18:Parameter.F18 Parameter.F16:Parameter.F16 Parameter.F14:Parameter.F14 Parameter.C10:Parameter.C10 Parameter.E10:Parameter.H10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0.6.2$Windows_X86_64 LibreOffice_project/144abb84a525d8e30c9dbbefa69cbbf2d8d4ae3b</meta:generator>
    <dc:date>2023-04-27T14:40:18.573000000</dc:date>
    <meta:editing-duration>P16DT8H43M28S</meta:editing-duration>
    <meta:editing-cycles>595</meta:editing-cycles>
    <meta:document-statistic meta:table-count="1" meta:cell-count="134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LightScene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static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"
    Print #iFile, "        static uint16_t GetAddr(Id id);"
    Print #iFile, "        static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